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r</text:span><text:span text:style-name="T1">c</text:span><text:span text:style-name="T1">u</text:span><text:span text:style-name="T1">i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 for f=1KHz. Suggestion: use a phasor voltage source V</text:span><text:span text:style-name="T12">s </text:span><text:span text:style-name="T11">= 1</text:span><text:span text:style-name="T11">; replace C with its impedance Z</text:span><text:span text:style-name="T12">C</text:span><text:span text:style-name="T11">; run nodal analysis to determine the phasor voltages in all nodes. </text:span><text:span text:style-name="T10">Print a table with the complex amplitudes in the node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m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31">31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</text:span><text:span text:style-name="MT3">FE: </text:span><text:span text:style-name="MT3">DE</text:span><text:span text:style-name="MT3">EC</text:span><text:span text:style-name="MT3">/Ins</text:span><text:span text:style-name="MT3">titut</text:span><text:span text:style-name="MT3">o </text:span><text:span text:style-name="MT3">Su</text:span><text:span text:style-name="MT3">per</text:span><text:span text:style-name="MT3">ior </text:span><text:span text:style-name="MT3">Té</text:span><text:span text:style-name="MT3">cni</text:span><text:span text:style-name="MT3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 </text:span><text:span text:style-name="MT5">M</text:span><text:span text:style-name="MT5">a</text:span><text:span text:style-name="MT5">s</text:span><text:span text:style-name="MT5">t</text:span><text:span text:style-name="MT5">e</text:span><text:span text:style-name="MT5">r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31">31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</text:span><text:span text:style-name="MT3">FE: </text:span><text:span text:style-name="MT3">DE</text:span><text:span text:style-name="MT3">EC</text:span><text:span text:style-name="MT3">/Ins</text:span><text:span text:style-name="MT3">titut</text:span><text:span text:style-name="MT3">o </text:span><text:span text:style-name="MT3">Su</text:span><text:span text:style-name="MT3">per</text:span><text:span text:style-name="MT3">ior </text:span><text:span text:style-name="MT3">Té</text:span><text:span text:style-name="MT3">cni</text:span><text:span text:style-name="MT3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02</meta:editing-cycles>
    <meta:creation-date>2014-07-21T10:31:21</meta:creation-date>
    <dc:date>2021-03-31T20:56:34.928647333</dc:date>
    <meta:editing-duration>P1DT10H30M59S</meta:editing-duration>
    <meta:generator>LibreOffice/6.0.7.3$Linux_X86_64 LibreOffice_project/00m0$Build-3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